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a55858" style:text-line-through-style="none" style:font-name="sans-serif" fo:font-size="10.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zuchi – wodny niebiesi smook, ktory jest niebezpieczny :: zrobic wyspe, ktoa bedzie znajdowac sie po srodku 4 wysp, a do niej beda prowadzic 4 mosty</text:p>
      <text:p text:style-name="Standard"/>
      <text:p text:style-name="Standard">Abumi-guchi – futrzzasta istota utworzona z strzemienia dowodcy wojskowego</text:p>
      <text:p text:style-name="Standard">Abura-bo – ognista zjawa z prefektury Shiga, ktora przybiera postac mnicha</text:p>
      <text:p text:style-name="Standard">Abura-sumashi – duch, ktory zyje w przeecz w prefekture Kumamoto</text:p>
      <text:p text:style-name="Standard">Akamataa – duch weza z Okinawy</text:p>
      <text:p text:style-name="Standard">Akashita – stworzenie, ktore unosi sie na czarnej chmurze</text:p>
      <text:p text:style-name="Standard">Akateko – czerwona reka zwisajaca z drzewa (rzucajaca kulami)</text:p>
      <text:p text:style-name="Standard">Akkorokamui – potwor Ajnow przypominajacy</text:p>
      <text:p text:style-name="Standard">Akuma – zly duch</text:p>
      <text:p text:style-name="Standard">Akurojin-no-hi – upiorny ogien z preferektury Mie</text:p>
      <text:p text:style-name="Standard">Aotabo – niebieski mnich, ktory porywa dzieci</text:p>
      <text:p text:style-name="Standard">Ao-nyobo . Duchy kobiet, ktore czaja sie w opuszczonych palacach cesarskich</text:p>
      <text:p text:style-name="Standard">Asobibi – plonaca zjawa z prefektury Kochi</text:p>
      <text:p text:style-name="Standard">Arikura-no-baba – stara kobieta z magiczna moca</text:p>
      <text:p text:style-name="Standard">Azukiarai – duch, ktory wytwarza dzwiek mytych fasol azuki</text:p>
      <text:p text:style-name="Standard">Ayakashi-no-ayashibi – plonaca zjawa z prefektury Ishikawa</text:p>
      <text:p text:style-name="Standard">Bake-kujira – upiorny szkielet wieloryba, ktory dryfuje wzdluz wybrzeza</text:p>
      <text:p text:style-name="Standard">Basan – duzy ziejacy ogniem kurczak :D</text:p>
      <text:p text:style-name="Standard">Byakko – bialy tygrys zachodu</text:p>
      <text:p text:style-name="Standard">Daidarabotchi – zly olbrzym odpowiedzialy za tworzenie strsznych, a jednoczesnie pieknych ukszatltowan terenu japonii</text:p>
      <text:p text:style-name="Standard">Daitengu – najpotezniejszy z tengu (mistyczny ptak z gor), kazdy z nich mieszka w oddzielnych gorach</text:p>
      <text:p text:style-name="Standard">Enenra – potwor stworzony z dymu</text:p>
      <text:p text:style-name="Standard">Eritate-goromo – tengu uaklety w ubraniach Sojobo</text:p>
      <text:p text:style-name="Standard">Gotokuneko – kot yaoki, ktory zionie ogniem z ucietego mabmusa</text:p>
      <text:p text:style-name="Standard">Hainu – okrutny skrzydlaty pies</text:p>
      <text:p text:style-name="Standard">Harionago – kobieta potwor z zabijczymi kolczastymi wlosami</text:p>
      <text:p text:style-name="Standard">Heike-gani – krab z ludzka twarza, duchy wojownikow poleglych w bitwie pod Dan-no-ura</text:p>
      <text:p text:style-name="Standard">Hibagon – japonska wielka stopa</text:p>
      <text:p text:style-name="Standard">Hihi – potwor pawian</text:p>
      <text:p text:style-name="Standard">Hinoenma – potwor, ktory przybiera postac seksownej kobiety i uwodzi miezyczyzn (teksty)</text:p>
      <text:p text:style-name="P1"><text:span text:style-name="T2">Hō-ō </text:span><text:span text:style-name="T3">− legendarny chiński ptak Fenghuang.</text:span></text:p>
      <text:p text:style-name="Standard">Ikuchi – waz morski</text:p>
      <text:p text:style-name="Standard">Isonade – potwor morski z ogonem pokrytymm kolcami</text:p>
      <text:p text:style-name="Standard">Itsumaden – monstrualne ptaki, ktore pojawily sie w stolicy w Tiheiki</text:p>
      <text:p text:style-name="Standard">Kamaitachi – lasice znace pazurami, ktore atakuja w gorach</text:p>
      <text:p text:style-name="Standard">Kibagurui – paskudne stworzenie z ostrymi klami</text:p>
      <text:p text:style-name="Standard">Kijmunaa – duch drzewa z Okinawy</text:p>
      <text:p text:style-name="Standard">Kijo – czarownice i ogrzyce</text:p>
      <text:p text:style-name="Standard">Kiyohime – kobieta, ktora przeksztalcila sie w weza-demona z powodu nieodwuajemnionej milosci</text:p>
      <text:p text:style-name="Standard">Kyubi-no-kitsune – lis o dziewieciu ogonach</text:p>
      <text:p text:style-name="Standard">Kanashimi – demon, ktory nosi maske ukazujaca emocje, zyje na gorze Hiei zan</text:p>
      <text:p text:style-name="Standard">Kurage-no-hinotama – meduza, ktora plywa w powietrzu jak kula ognia</text:p>
      <text:p text:style-name="Standard">Mukujara – masywna istota bez warzy pokryta wlosami</text:p>
      <text:p text:style-name="Standard">Nekomata – kot z rozdojonym ogonem</text:p>
      <text:p text:style-name="Standard">Netchku . Srebrna, demoniczna sowa</text:p>
      <text:p text:style-name="Standard">Ningyo . Japonska syrena</text:p>
      <text:p text:style-name="Standard">Nowake-baba – stare wiedzmy, ktore moga atakowac silnymi podmuchami wiatru</text:p>
      <text:p text:style-name="Standard">Nozuchi – gatunek weza zamieszkujacy gory na terenie Archipelagu Japonskiego</text:p>
      <text:p text:style-name="Standard"><text:soft-page-break/>Nue – potwor o glowie malpy, ciele jenota, nogach tygrysa oraz ogonie weza</text:p>
      <text:p text:style-name="Standard">Nukekubi – potwor, ktorego glowa odrywa sue id ciala</text:p>
      <text:p text:style-name="Standard">Nure-onna – kobieta-waz, ktora pojawia sie na brzegu</text:p>
      <text:p text:style-name="Standard">Ökami – kreatura przypominajaca wilka</text:p>
      <text:p text:style-name="Standard">Oni – klasyczny jjaponski demin przypomicajacy ogra</text:p>
      <text:p text:style-name="Standard">Onibaba . Wiedzma</text:p>
      <text:p text:style-name="Standard">onibi – plonaca zjawa</text:p>
      <text:p text:style-name="Standard">Onikuma <text:s/>- potworny niedzwiedz</text:p>
      <text:p text:style-name="Standard">Raijü – bestia, ktora spada na ziemie w blyskawicy (animacja respu)</text:p>
      <text:p text:style-name="Standard">Ryü – smok japonski</text:p>
      <text:p text:style-name="Standard">Seiryü – öazurowy smok wschodu</text:p>
      <text:p text:style-name="Standard">Shikome – dzikie kobiety wyslane przez Izanami, aby wyrzazic krzywde Izanagiemu</text:p>
      <text:p text:style-name="Standard">Shinigami – bog smierci, japonnska kostucha</text:p>
      <text:p text:style-name="Standard">Shiro-bozu – bialy duch bez twarzy</text:p>
      <text:p text:style-name="Standard">Shiryo – duch zmarlej osoby</text:p>
      <text:p text:style-name="Standard">Shishi – lew-pies, ktory strzeze wejscia do swiatyni</text:p>
      <text:p text:style-name="Standard">Skoki – legendarny demon Zhong Kui</text:p>
      <text:p text:style-name="Standard">Son Goku – krol malp </text:p>
      <text:p text:style-name="Standard">Suzaku – szkarlatny ptak poludnia</text:p>
      <text:p text:style-name="Standard">Taimatsumaru – tengu w otoczeniu demonow ognia <text:s text:c="3"/>[Tengu = madry ptak demon]</text:p>
      <text:p text:style-name="Standard">Tamamo-no-Mae – zly dziwiecio ogoniasty lis, ktory pojawia sie jako kurtyzana</text:p>
      <text:p text:style-name="Standard">Tanuki – zmiennoksztaltny jenot</text:p>
      <text:p text:style-name="Standard">Tennin . Niebiaskie istoty</text:p>
      <text:p text:style-name="Standard">Tesso - Duch kaplana Raigo, ktory preksztalcill sie <text:s/>w roj szczurow</text:p>
      <text:p text:style-name="Standard">Tschigumo . Olbrzymi pajak, ktory zosal pokonany prueu Minamiti Raiiko</text:p>
      <text:p text:style-name="Standard">Tsuchinoko – legendarny waz uznany za kryptyde</text:p>
      <text:p text:style-name="Standard">Yamaarashi . Jezozwierz</text:p>
      <text:p text:style-name="Standard">Yma-chichi – duch gor przypominajacy malpe</text:p>
      <text:p text:style-name="Standard">Yamata no Orochi .- osmioglowy stwor uabiezy przez susanoo</text:p>
      <text:p text:style-name="Standard">Yama-uba – gorska wiedzma</text:p>
      <text:p text:style-name="Standard">Yuki-onna – kobieta smiegu</text:p>
      <text:p text:style-name="Standard">Zanki . Demon piorunow</text:p>
      <text:p text:style-name="Standard">Zennyo Ryuo – smocza bogini deszcz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sei . wrozka</text:p>
      <text:p text:style-name="Standard"/>
      <text:p text:style-name="Standard">Umizatou . Niewidomy, ktoy wyszedl z morua i pyza podrounych i o najforsze obawy</text:p>
      <text:p text:style-name="Standard"/>
      <text:p text:style-name="Standard">Sogenb – duch mnicha kradnacy olej</text:p>
      <text:p text:style-name="Standard"/>
      <text:p text:style-name="Standard">Sansei – wladca gorskich zwierzat</text:p>
      <text:p text:style-name="Standard"/>
      <text:p text:style-name="Standard">Shöjö – rudowlosy duch morz, ktory kocha alkohol. Misja z rybami</text:p>
      <text:p text:style-name="Standard"/>
      <text:p text:style-name="Standard">Inugami – pies mscieciel</text:p>
      <text:p text:style-name="Standard"><text:soft-page-break/></text:p>
      <text:p text:style-name="Standard">Kameosa – butelka, ktora nigdy nie wysycha</text:p>
      <text:p text:style-name="Standard"/>
      <text:p text:style-name="Standard">Kirin – jednorozec z dwoma rogami</text:p>
      <text:p text:style-name="Standard"/>
      <text:list xml:id="list7483398001941809777" text:style-name="L1">
        <text:list-item>
          <text:p text:style-name="P2"><text:a xlink:type="simple" xlink:href="https://pl.wikipedia.org/w/index.php?title=Komainu&amp;action=edit&amp;redlink=1" text:style-name="Internet_20_link" text:visited-style-name="Visited_20_Internet_20_Link"><text:span text:style-name="T4">Komainu</text:span></text:a><text:span text:style-name="T1"> − Para lwów-psów pilnujących wejścia do świątyń.</text:span></text:p>
        </text:list-item>
      </text:list>
      <text:p text:style-name="Standard"/>
      <text:p text:style-name="Standard">Numagozen – duch kobiety z jeziora, ktora stracila meiza w wlace</text:p>
      <text:p text:style-name="Standard">Rajin – bog piorunow //npc od ksilli</text:p>
      <text:p text:style-name="Standard"/>
      <text:p text:style-name="Standard"/>
      <text:p text:style-name="Standard">Pvp za kase, mozliwosc obstawiania przez innych graczy i dzielenie sie wygranej miedzy innymi graczam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2M56S</meta:editing-duration>
    <meta:editing-cycles>10</meta:editing-cycles>
    <meta:generator>OpenOffice/4.1.5$Win32 OpenOffice.org_project/415m1$Build-9789</meta:generator>
    <dc:date>2018-03-24T22:20:42.06</dc:date>
    <dc:creator>Krystian Kwiatkowski</dc:creator>
    <meta:document-statistic meta:table-count="0" meta:image-count="0" meta:object-count="0" meta:page-count="3" meta:paragraph-count="93" meta:word-count="723" meta:character-count="4648"/>
    <meta:user-defined meta:name="Info 1"/>
    <meta:user-defined meta:name="Info 2"/>
    <meta:user-defined meta:name="Info 3"/>
    <meta:user-defined meta:name="Info 4"/>
  </office:meta>
</office:document-meta>
</file>